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background-color="#333333" fo:border="0.06pt solid #000000"/>
    </style:style>
    <style:style style:name="ce7" style:family="table-cell" style:parent-style-name="Default">
      <style:table-cell-properties fo:background-color="#333333" fo:border="0.06pt solid #000000"/>
      <style:text-properties fo:color="#000000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2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2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1005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2" office:value-type="string" calcext:value-type="string">
            <text:p>Note</text:p>
          </table:table-cell>
          <table:table-cell table:style-name="ce6"/>
          <table:table-cell table:style-name="ce16" table:number-columns-repeated="16"/>
          <table:table-cell table:style-name="ce9" table:number-columns-repeated="236"/>
          <table:table-cell table:number-columns-repeated="769"/>
        </table:table-row>
        <table:table-row table:style-name="ro1">
          <table:table-cell table:style-name="ce6" office:value-type="string" calcext:value-type="string">
            <text:p>SANJAUME</text:p>
          </table:table-cell>
          <table:table-cell table:style-name="ce13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ESTRADE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HAPPAZ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BAMAS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OURCAD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BICHEREL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MS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IO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URET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ERRAND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HORSCH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HLI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ALAND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ELLES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UKOKO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AYARI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UVAL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JAMES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RAMOND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PALLIER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OISSAC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number-columns-repeated="12"/>
          <table:table-cell table:style-name="ce9" table:number-columns-repeated="240"/>
          <table:table-cell table:number-columns-repeated="769"/>
        </table:table-row>
        <table:table-row table:style-name="ro1">
          <table:table-cell table:style-name="ce6" office:value-type="string" calcext:value-type="string">
            <text:p>MORLAN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ASTET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7"/>
          <table:table-cell table:style-name="ce3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65495">
          <table:table-cell table:style-name="ce9"/>
          <table:table-cell table:style-name="ce14"/>
          <table:table-cell table:style-name="ce9" table:number-columns-repeated="253"/>
          <table:table-cell table:number-columns-repeated="769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gramme (1)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5" table:number-columns-repeated="253" table:default-cell-style-name="ce26"/>
        <table:table-row table:style-name="ro1">
          <table:table-cell table:style-name="ce2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3:27:55.667303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2T13:35:25.663675177</dc:date>
    <meta:editing-duration>PT13H20M6S</meta:editing-duration>
    <meta:editing-cycles>93</meta:editing-cycles>
    <meta:generator>LibreOffice/6.4.7.2$Linux_X86_64 LibreOffice_project/40$Build-2</meta:generator>
    <meta:document-statistic meta:table-count="2" meta:cell-count="130" meta:object-count="0"/>
  </office:meta>
</office:document-meta>
</file>